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ne Steinwüste, mit stehender Super 8 - Kamera gefilmt. Man sieht das Flimmern der heissen Luft. Auf Video über- tragen änderte A. W..Bild um Bild die Geschwindigkeiten nach einem aperiodischen Algorithmus, so dass der Film in völliger Unregelmässigkeit zu "atmen" scheint. Für die Dauer des Videos wurden ca. 45'000 Schnitte vorgenommen. M.S. hat ein einstimmiges Melodiemotiv aus dem Codex las Huelgas (Spanien, 13./14. J.) in acht verschiedenen Tonhöhen gesungen und am Schnittplatz als Cluster übereinandergeschichtet. Auf diese Weise entsteht ein achtstimmiger Chor einer einzigen Stimme mit ihrem Originaltimbre. Diese wiederum dient als Basisbaustein für eine kanonische Akkumulation in pyramidialer Form. Im Verlauf des Videos werden 7 dieser achtstimmigen Chöre, insgesamt also 56 Stimmen, auf- und wieder abgeba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5:42:57.792932578</meta:creation-date>
    <dc:date>2020-09-29T15:43:10.806019231</dc:date>
    <meta:editing-duration>PT13S</meta:editing-duration>
    <meta:editing-cycles>1</meta:editing-cycles>
    <meta:document-statistic meta:table-count="0" meta:image-count="0" meta:object-count="0" meta:page-count="1" meta:paragraph-count="1" meta:word-count="117" meta:character-count="825" meta:non-whitespace-character-count="709"/>
    <meta:generator>LibreOffice/6.0.7.3$Linux_X86_64 LibreOffice_project/00m0$Build-3</meta:generator>
  </office:meta>
</office:document-meta>
</file>